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416600009698000054AB8884E136.svg" manifest:media-type=""/>
  <manifest:file-entry manifest:full-path="Pictures/10000201000003AF000002121E225AC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ropped_25_20sunset_25_20MASTER-subtitle">
      <style:graphic-properties draw:fill-color="#ffffff" draw:auto-grow-height="true" fo:min-height="12.18cm"/>
    </style:style>
    <style:style style:name="pr2" style:family="presentation" style:parent-style-name="Cropped_25_20sunset_25_20MASTER-title">
      <style:graphic-properties draw:auto-grow-height="true" fo:min-height="3.506cm"/>
    </style:style>
    <style:style style:name="pr3" style:family="presentation" style:parent-style-name="Cropped_25_20sunset_25_20MASTER-notes">
      <style:graphic-properties draw:fill-color="#ffffff" draw:auto-grow-height="true" fo:min-height="12.572cm"/>
    </style:style>
    <style:style style:name="pr4" style:family="presentation" style:parent-style-name="Default_20_1-title">
      <style:graphic-properties draw:auto-grow-height="true"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draw:auto-grow-height="true" fo:min-height="12.572cm"/>
    </style:style>
    <style:style style:name="P1" style:family="paragraph">
      <style:text-properties fo:color="#ffffff"/>
    </style:style>
  </office:automatic-styles>
  <office:body>
    <office:presentation>
      <draw:page draw:name="page1" draw:style-name="dp1" draw:master-page-name="Cropped_25_20sunset_25_20MASTER" presentation:presentation-page-layout-name="AL1T0">
        <draw:frame presentation:style-name="pr1" draw:text-style-name="P1" draw:layer="layout" svg:width="23.439cm" svg:height="12.18cm" svg:x="2.6cm" svg:y="4.913cm" presentation:class="subtitle" presentation:placeholder="true" presentation:user-transformed="true">
          <draw:text-box/>
        </draw:frame>
        <draw:frame presentation:style-name="pr2" draw:layer="layout" svg:width="10.668cm" svg:height="3.506cm" svg:x="9.144cm" svg:y="-0.7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draw:frame presentation:style-name="pr4" draw:layer="layout" svg:width="10.668cm" svg:height="3.506cm" svg:x="8.89cm" svg:y="0.345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Cropped_25_20sunset_25_20MASTER-background" style:display-name="Cropped%20sunset%20MASTER-background" style:family="presentation">
      <style:graphic-properties draw:stroke="none" draw:fill="none"/>
      <style:text-properties style:letter-kerning="true"/>
    </style:style>
    <style:style style:name="Cropped_25_20sunset_25_20MASTER-backgroundobjects" style:display-name="Cropped%20sunset%20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ropped_25_20sunset_25_20MASTER-notes" style:display-name="Cropped%20sunset%20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ropped_25_20sunset_25_20MASTER-outline1" style:display-name="Cropped%20sunset%20MASTER-outline1" style:family="presentation">
      <style:graphic-properties draw:stroke="none" draw:fill="none" draw:auto-grow-height="false" draw:fit-to-size="shrink-to-fit">
        <text:list-style style:name="Cropped_25_20sunset_25_20MASTER-outline1" style:display-name="Cropped%20sunset%20MASTER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_25_20MASTER-outline2" style:display-name="Cropped%20sunset%20MASTER-outline2" style:family="presentation" style:parent-style-name="Cropped_25_20sunset_25_20MASTER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Cropped_25_20sunset_25_20MASTER-outline3" style:display-name="Cropped%20sunset%20MASTER-outline3" style:family="presentation" style:parent-style-name="Cropped_25_20sunset_25_20MASTER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Cropped_25_20sunset_25_20MASTER-outline4" style:display-name="Cropped%20sunset%20MASTER-outline4" style:family="presentation" style:parent-style-name="Cropped_25_20sunset_25_20MASTER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Cropped_25_20sunset_25_20MASTER-outline5" style:display-name="Cropped%20sunset%20MASTER-outline5" style:family="presentation" style:parent-style-name="Cropped_25_20sunset_25_20MASTER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-outline6" style:display-name="Cropped%20sunset%20MASTER-outline6" style:family="presentation" style:parent-style-name="Cropped_25_20sunset_25_20MASTER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-outline7" style:display-name="Cropped%20sunset%20MASTER-outline7" style:family="presentation" style:parent-style-name="Cropped_25_20sunset_25_20MASTER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-outline8" style:display-name="Cropped%20sunset%20MASTER-outline8" style:family="presentation" style:parent-style-name="Cropped_25_20sunset_25_20MASTER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_25_20MASTER-outline9" style:display-name="Cropped%20sunset%20MASTER-outline9" style:family="presentation" style:parent-style-name="Cropped_25_20sunset_25_20MASTER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_25_20MASTER-subtitle" style:display-name="Cropped%20sunset%20MASTER-subtitle" style:family="presentation">
      <style:graphic-properties draw:stroke="none" draw:fill="none" draw:textarea-vertical-align="middle">
        <text:list-style style:name="Cropped_25_20sunset_25_20MASTER-subtitle" style:display-name="Cropped%20sunset%20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_25_20MASTER-title" style:display-name="Cropped%20sunset%20MASTER-title" style:family="presentation">
      <style:graphic-properties draw:stroke="none" draw:fill="none" draw:textarea-vertical-align="middle" draw:fit-to-size="shrink-to-fit">
        <text:list-style style:name="Cropped_25_20sunset_25_20MASTER-title" style:display-name="Cropped%20sunset%20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opped_25_20sunset_25_20MASTER-title">
      <style:graphic-properties draw:auto-grow-height="false" fo:min-height="3.507cm"/>
    </style:style>
    <style:style style:name="Mpr2" style:family="presentation" style:parent-style-name="Cropped_25_20sunset_25_20MASTER-outline1">
      <style:graphic-properties fo:min-height="12.18cm"/>
    </style:style>
    <style:style style:name="Mpr3" style:family="presentation" style:parent-style-name="Cropped_25_20sunset_25_20MAST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Cropped_25_20sunset_25_20MAST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Cropped_25_20sunset_25_20MASTER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ropped_25_20sunset_25_20MASTER" style:display-name="Cropped%20sunset%20MASTER" style:page-layout-name="PM1" draw:style-name="Mdp1">
      <draw:frame presentation:style-name="Mpr1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2" draw:layer="backgroundobjects" svg:width="23.439cm" svg:height="12.18cm" svg:x="2.6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3.071cm" svg:height="24.79cm" svg:x="-2.54cm" svg:y="-2.54cm">
        <draw:image xlink:href="Pictures/10000201000003AF000002121E225AC0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presentation:notes style:page-layout-name="PM0">
        <draw:page-thumbnail presentation:style-name="Cropped_25_20sunset_25_20MASTER-title" draw:layer="backgroundobjects" svg:width="15.265cm" svg:height="10.476cm" svg:x="3.161cm" svg:y="2.123cm" presentation:class="page"/>
        <draw:frame presentation:style-name="Cropped_25_20sunset_25_20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4" draw:layer="backgroundobjects" svg:width="33.071cm" svg:height="24.79cm" svg:x="-2.539cm" svg:y="-2.54cm">
        <draw:image xlink:href="Pictures/10000201000003AF000002121E225AC0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Default_20_1-title" draw:layer="backgroundobjects" svg:width="10.668cm" svg:height="3.506cm" svg:x="8.89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2T12:51:22</meta:creation-date>
    <dc:title>Cropped sunset MASTER</dc:title>
    <meta:editing-duration>P0D</meta:editing-duration>
    <meta:editing-cycles>2</meta:editing-cycles>
    <meta:generator>LibreOffice/4.0.3.3$Linux_x86 LibreOffice_project/0eaa50a932c8f2199a615e1eb30f7ac74279539</meta:generator>
    <meta:initial-creator>wreathe </meta:initial-creator>
    <dc:date>2013-08-02T12:53:17</dc:date>
    <dc:creator>wreathe </dc:creator>
    <meta:document-statistic meta:object-count="42"/>
    <meta:template xlink:type="simple" xlink:actuate="onRequest" xlink:title="Cropped sunset MASTER" xlink:href="../../../opt/libreoffice3.6/share/template/common/layout/Cropped%20sunset%20MASTER%201%20August%202013.otp" meta:date="2013-08-02T12:51:20"/>
  </office:meta>
</office:document-meta>
</file>